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60.75pt"/>
    </style:style>
    <style:style style:name="co8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79.26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88.5pt"/>
    </style:style>
    <style:style style:name="co12" style:family="table-column">
      <style:table-column-properties fo:break-before="auto" style:column-width="343.5pt"/>
    </style:style>
    <style:style style:name="ro2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33.76pt" fo:break-before="auto" style:use-optimal-row-height="false"/>
    </style:style>
    <style:style style:name="ro9" style:family="table-row">
      <style:table-row-properties style:row-height="24.75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Jan._2c__20_19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126">
      <style:table-cell-properties fo:border-bottom="none" fo:background-color="#2f549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dead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dea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2.49pt double-thin #000000" style:border-line-width-bottom="0.51pt 1.5pt 0.51pt" fo:background-color="#fdead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2f549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dead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dea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2.49pt double-thin #000000" style:border-line-width-bottom="0.51pt 1.5pt 0.51pt" fo:background-color="#fdead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2f549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7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27">
      <style:table-cell-properties fo:background-color="#fdead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dead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130">
      <style:table-cell-properties fo:border-bottom="2.49pt double-thin #000000" style:border-line-width-bottom="0.51pt 1.5pt 0.51pt" fo:background-color="#fdead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40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40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 style:data-style-name="N10133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 style:data-style-name="N128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 style:data-style-name="N10133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 style:data-style-name="N40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Noto Sans CJK SC Regular" style:font-size-asian="9pt" style:font-style-asian="normal" style:font-weight-asian="bold" style:font-name-complex="Calibri" style:font-size-complex="9pt" style:font-style-complex="normal" style:font-weight-complex="bold"/>
    </style:style>
    <style:style style:name="ce35" style:family="table-cell" style:parent-style-name="Default">
      <style:table-cell-properties fo:background-color="#fdead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2f549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 style:data-style-name="N100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., 19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4">
          <table:table-cell table:style-name="ce1" office:value-type="string" calcext:value-type="string" table:number-columns-spanned="6" table:number-rows-spanned="1">
            <text:p>Daily Time Tracking</text:p>
          </table:table-cell>
          <table:covered-table-cell table:number-columns-repeated="5"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Employee Name:</text:p>
          </table:table-cell>
          <table:table-cell table:style-name="ce13"/>
          <table:table-cell table:style-name="ce24" office:value-type="string" calcext:value-type="string">
            <text:p>Hassan Ahmed </text:p>
          </table:table-cell>
          <table:table-cell table:style-name="ce13"/>
          <table:table-cell table:style-name="ce2" office:value-type="string" calcext:value-type="string">
            <text:p>Employee ID:</text:p>
          </table:table-cell>
          <table:table-cell table:style-name="ce35" office:value-type="string" calcext:value-type="string">
            <text:p>Is-294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Designation:</text:p>
          </table:table-cell>
          <table:table-cell table:style-name="ce14"/>
          <table:table-cell table:style-name="ce14" office:value-type="string" calcext:value-type="string">
            <text:p>Jr Software Engineer</text:p>
          </table:table-cell>
          <table:table-cell table:style-name="ce14"/>
          <table:table-cell table:style-name="ce3" office:value-type="string" calcext:value-type="string">
            <text:p>Department</text:p>
          </table:table-cell>
          <table:table-cell table:style-name="ce3"/>
          <table:table-cell table:style-name="ce40" table:number-columns-repeated="20"/>
          <table:table-cell table:number-columns-repeated="998"/>
        </table:table-row>
        <table:table-row table:style-name="ro6">
          <table:table-cell table:style-name="ce4" office:value-type="string" calcext:value-type="string">
            <text:p>Month</text:p>
          </table:table-cell>
          <table:table-cell table:style-name="ce15"/>
          <table:table-cell table:style-name="ce25" office:value-type="date" office:date-value="2019-01-05" calcext:value-type="date">
            <text:p>Jan-19</text:p>
          </table:table-cell>
          <table:table-cell table:style-name="ce15"/>
          <table:table-cell table:style-name="ce4" office:value-type="string" calcext:value-type="string">
            <text:p>Manager's Name:</text:p>
          </table:table-cell>
          <table:table-cell table:style-name="ce4"/>
          <table:table-cell table:style-name="ce41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16"/>
          <table:table-cell table:style-name="ce5" table:number-columns-repeated="4"/>
          <table:table-cell table:number-columns-repeated="1018"/>
        </table:table-row>
        <table:table-row table:style-name="ro8">
          <table:table-cell table:style-name="ce6" office:value-type="string" calcext:value-type="string">
            <text:p>Days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Project</text:p>
          </table:table-cell>
          <table:table-cell table:style-name="ce17" office:value-type="string" calcext:value-type="string">
            <text:p>Productive</text:p>
            <text:p>Hours</text:p>
          </table:table-cell>
          <table:table-cell table:style-name="ce17" office:value-type="string" calcext:value-type="string">
            <text:p>Break</text:p>
            <text:p>Hours</text:p>
          </table:table-cell>
          <table:table-cell table:style-name="ce36" office:value-type="string" calcext:value-type="string">
            <text:p>Task Description</text:p>
          </table:table-cell>
          <table:table-cell table:style-name="ce42" table:number-columns-repeated="20"/>
          <table:table-cell table:number-columns-repeated="998"/>
        </table:table-row>
        <table:table-row table:style-name="ro9">
          <table:table-cell table:style-name="ce7" table:formula="of:=TEXT([.B7];&quot;DDDD&quot;)" office:value-type="string" office:string-value="Tuesday" calcext:value-type="string">
            <text:p>Tuesday</text:p>
          </table:table-cell>
          <table:table-cell table:style-name="ce18" table:formula="of:=EOMONTH([.C4];-1)+1" office:value-type="date" office:date-value="2019-01-01" calcext:value-type="date">
            <text:p>1-Jan-19</text:p>
          </table:table-cell>
          <table:table-cell table:style-name="ce26" office:value-type="string" calcext:value-type="string">
            <text:p>Pupilary Distance</text:p>
          </table:table-cell>
          <table:table-cell table:style-name="ce29" office:value-type="time" office:time-value="PT02H00M00S" calcext:value-type="time">
            <text:p>02:00</text:p>
          </table:table-cell>
          <table:table-cell table:style-name="ce29"/>
          <table:table-cell table:style-name="ce37" office:value-type="string" calcext:value-type="string">
            <text:p>Image Annaotation for sementic segmentaion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1H00M00S" calcext:value-type="time">
            <text:p>01:00</text:p>
          </table:table-cell>
          <table:table-cell table:style-name="ce30"/>
          <table:table-cell table:style-name="ce38" office:value-type="string" calcext:value-type="string">
            <text:p>Development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Lunch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Code Debugging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Namaz</text:p>
          </table:table-cell>
          <table:table-cell table:style-name="ce30"/>
          <table:table-cell table:style-name="ce33" office:value-type="time" office:time-value="PT01H00M00S" calcext:value-type="time">
            <text:p>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Distance Calibration</text:p>
          </table:table-cell>
          <table:table-cell table:style-name="ce30" office:value-type="time" office:time-value="PT01H30M00S" calcext:value-type="time">
            <text:p>01:30</text:p>
          </table:table-cell>
          <table:table-cell table:style-name="ce30"/>
          <table:table-cell table:style-name="ce38" office:value-type="string" calcext:value-type="string">
            <text:p>Readings Testing</text:p>
          </table:table-cell>
          <table:table-cell table:number-columns-repeated="1018"/>
        </table:table-row>
        <table:table-row table:style-name="ro9" table:number-rows-repeated="3">
          <table:table-cell table:style-name="ce8"/>
          <table:table-cell table:style-name="ce19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8" office:value-type="string" calcext:value-type="string">
            <text:p>Days Total</text:p>
          </table:table-cell>
          <table:table-cell table:style-name="ce30" table:formula="of:=SUM([.D7:.D15])" office:value-type="time" office:time-value="PT06H30M00S" calcext:value-type="time">
            <text:p>06:30</text:p>
          </table:table-cell>
          <table:table-cell table:style-name="ce30" table:formula="of:=SUM([.E7:.E15])" office:value-type="time" office:time-value="PT02H00M00S" calcext:value-type="time">
            <text:p>02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17];&quot;DDDD&quot;)" office:value-type="string" office:string-value="Wednesday" calcext:value-type="string">
            <text:p>Wednesday</text:p>
          </table:table-cell>
          <table:table-cell table:style-name="ce19" table:formula="of:=[.B7]+1" office:value-type="date" office:date-value="2019-01-02" calcext:value-type="date">
            <text:p>2-Jan-19</text:p>
          </table:table-cell>
          <table:table-cell table:style-name="ce27" office:value-type="string" calcext:value-type="string">
            <text:p>Pupillary Distance</text:p>
          </table:table-cell>
          <table:table-cell table:style-name="ce31" office:value-type="time" office:time-value="PT03H00M00S" calcext:value-type="time">
            <text:p>3:00</text:p>
          </table:table-cell>
          <table:table-cell table:style-name="ce32"/>
          <table:table-cell table:style-name="ce38" office:value-type="string" calcext:value-type="string">
            <text:p>Development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Lunch</text:p>
          </table:table-cell>
          <table:table-cell table:style-name="ce32"/>
          <table:table-cell table:style-name="ce31" office:value-type="time" office:time-value="PT01H00M00S" calcext:value-type="time">
            <text:p>1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lary Distance</text:p>
          </table:table-cell>
          <table:table-cell table:style-name="ce31" office:value-type="time" office:time-value="PT02H00M00S" calcext:value-type="time">
            <text:p>2:00</text:p>
          </table:table-cell>
          <table:table-cell table:style-name="ce32"/>
          <table:table-cell table:style-name="ce38" office:value-type="string" calcext:value-type="string">
            <text:p>R&amp;D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Namaz</text:p>
          </table:table-cell>
          <table:table-cell table:style-name="ce32"/>
          <table:table-cell table:style-name="ce31" office:value-type="time" office:time-value="PT01H00M00S" calcext:value-type="time">
            <text:p>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Distance Callibration</text:p>
          </table:table-cell>
          <table:table-cell table:style-name="ce31" office:value-type="time" office:time-value="PT01H00M00S" calcext:value-type="time">
            <text:p>1:00</text:p>
          </table:table-cell>
          <table:table-cell table:style-name="ce32"/>
          <table:table-cell table:style-name="ce38" office:value-type="string" calcext:value-type="string">
            <text:p>R&amp;D</text:p>
          </table:table-cell>
          <table:table-cell table:number-columns-repeated="1018"/>
        </table:table-row>
        <table:table-row table:style-name="ro9" table:number-rows-repeated="4">
          <table:table-cell table:style-name="ce8"/>
          <table:table-cell table:style-name="ce19"/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8" office:value-type="string" calcext:value-type="string">
            <text:p>Days Total</text:p>
          </table:table-cell>
          <table:table-cell table:style-name="ce30" table:formula="of:=SUM([.D15:.D25])" office:value-type="time" office:time-value="PT12H30M00S" calcext:value-type="time">
            <text:p>12:30</text:p>
          </table:table-cell>
          <table:table-cell table:style-name="ce30" table:formula="of:=SUM([.E15:.E25])" office:value-type="time" office:time-value="PT04H00M00S" calcext:value-type="time">
            <text:p>04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8" table:formula="of:=TEXT([.B27];&quot;DDDD&quot;)" office:value-type="string" office:string-value="Thursday" calcext:value-type="string">
            <text:p>Thursday</text:p>
          </table:table-cell>
          <table:table-cell table:style-name="ce19" table:formula="of:=[.B17]+1" office:value-type="date" office:date-value="2019-01-03" calcext:value-type="date">
            <text:p>3-Jan-19</text:p>
          </table:table-cell>
          <table:table-cell table:style-name="ce27" office:value-type="string" calcext:value-type="string">
            <text:p>Pupillary Distance</text:p>
          </table:table-cell>
          <table:table-cell table:style-name="ce31" office:value-type="time" office:time-value="PT03H00M00S" calcext:value-type="time">
            <text:p>3:00</text:p>
          </table:table-cell>
          <table:table-cell table:style-name="ce32"/>
          <table:table-cell table:style-name="ce38" office:value-type="string" calcext:value-type="string">
            <text:p>Image Annotation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Lunch</text:p>
          </table:table-cell>
          <table:table-cell table:style-name="ce32"/>
          <table:table-cell table:style-name="ce31" office:value-type="time" office:time-value="PT01H00M00S" calcext:value-type="time">
            <text:p>1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Namaz</text:p>
          </table:table-cell>
          <table:table-cell table:style-name="ce32"/>
          <table:table-cell table:style-name="ce31" office:value-type="time" office:time-value="PT01H00M00S" calcext:value-type="time">
            <text:p>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Distance Callibration</text:p>
          </table:table-cell>
          <table:table-cell table:style-name="ce31" office:value-type="time" office:time-value="PT03H00M00S" calcext:value-type="time">
            <text:p>3:00</text:p>
          </table:table-cell>
          <table:table-cell table:style-name="ce32"/>
          <table:table-cell table:style-name="ce38" office:value-type="string" calcext:value-type="string">
            <text:p>Development</text:p>
          </table:table-cell>
          <table:table-cell table:number-columns-repeated="1018"/>
        </table:table-row>
        <table:table-row table:style-name="ro9" table:number-rows-repeated="4">
          <table:table-cell table:style-name="ce8"/>
          <table:table-cell table:style-name="ce19"/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8" office:value-type="string" calcext:value-type="string">
            <text:p>Days Total</text:p>
          </table:table-cell>
          <table:table-cell table:style-name="ce30" table:formula="of:=SUM([.D24:.D34])" office:value-type="time" office:time-value="PT18H30M00S" calcext:value-type="time">
            <text:p>18:30</text:p>
          </table:table-cell>
          <table:table-cell table:style-name="ce30" table:formula="of:=SUM([.E24:.E34])" office:value-type="time" office:time-value="PT06H00M00S" calcext:value-type="time">
            <text:p>06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8" table:formula="of:=TEXT([.B36];&quot;DDDD&quot;)" office:value-type="string" office:string-value="Friday" calcext:value-type="string">
            <text:p>Friday</text:p>
          </table:table-cell>
          <table:table-cell table:style-name="ce19" table:formula="of:=[.B27]+1" office:value-type="date" office:date-value="2019-01-04" calcext:value-type="date">
            <text:p>4-Jan-19</text:p>
          </table:table-cell>
          <table:table-cell table:style-name="ce27" office:value-type="string" calcext:value-type="string">
            <text:p>Casual Leave</text:p>
          </table:table-cell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 table:number-rows-repeated="7">
          <table:table-cell table:style-name="ce8"/>
          <table:table-cell table:style-name="ce19"/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8" office:value-type="string" calcext:value-type="string">
            <text:p>Days Total</text:p>
          </table:table-cell>
          <table:table-cell table:style-name="ce30" table:formula="of:=SUM([.D33:.D43])" office:value-type="time" office:time-value="PT18H30M00S" calcext:value-type="time">
            <text:p>18:30</text:p>
          </table:table-cell>
          <table:table-cell table:style-name="ce30" table:formula="of:=SUM([.E33:.E43])" office:value-type="time" office:time-value="PT06H00M00S" calcext:value-type="time">
            <text:p>06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9" table:formula="of:=TEXT([.B45];&quot;DDDD&quot;)" office:value-type="string" office:string-value="Saturday" calcext:value-type="string">
            <text:p>Saturday</text:p>
          </table:table-cell>
          <table:table-cell table:style-name="ce20" table:formula="of:=[.B36]+1" office:value-type="date" office:date-value="2019-01-05" calcext:value-type="date">
            <text:p>5-Jan-19</text:p>
          </table:table-cell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9" table:formula="of:=TEXT([.B46];&quot;DDDD&quot;)" office:value-type="string" office:string-value="Sunday" calcext:value-type="string">
            <text:p>Sunday</text:p>
          </table:table-cell>
          <table:table-cell table:style-name="ce20" table:formula="of:=[.B45]+1" office:value-type="date" office:date-value="2019-01-06" calcext:value-type="date">
            <text:p>6-Jan-19</text:p>
          </table:table-cell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7" table:formula="of:=TEXT([.B47];&quot;DDDD&quot;)" office:value-type="string" office:string-value="Monday" calcext:value-type="string">
            <text:p>Monday</text:p>
          </table:table-cell>
          <table:table-cell table:style-name="ce18" table:formula="of:=[.B46]+1" office:value-type="date" office:date-value="2019-01-07" calcext:value-type="date">
            <text:p>7-Jan-19</text:p>
          </table:table-cell>
          <table:table-cell table:style-name="ce26" office:value-type="string" calcext:value-type="string">
            <text:p>pupillary distance</text:p>
          </table:table-cell>
          <table:table-cell table:style-name="ce29" office:value-type="time" office:time-value="PT03H00M00S" calcext:value-type="time">
            <text:p>03:00</text:p>
          </table:table-cell>
          <table:table-cell table:style-name="ce29"/>
          <table:table-cell table:style-name="ce37" office:value-type="string" calcext:value-type="string">
            <text:p>Software Installations and maintenance 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Lunch</text:p>
          </table:table-cell>
          <table:table-cell table:style-name="ce30"/>
          <table:table-cell table:style-name="ce34" office:value-type="time" office:time-value="PT01H00M00S" calcext:value-type="time">
            <text:p>01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Domain transfer to new employee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Nmaz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Code Implementation </text:p>
          </table:table-cell>
          <table:table-cell table:number-columns-repeated="1018"/>
        </table:table-row>
        <table:table-row table:style-name="ro9" table:number-rows-repeated="4">
          <table:table-cell table:style-name="ce8"/>
          <table:table-cell table:style-name="ce19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8" office:value-type="string" calcext:value-type="string">
            <text:p>Days Total</text:p>
          </table:table-cell>
          <table:table-cell table:style-name="ce30" table:formula="of:=SUM([.D47:.D55])" office:value-type="time" office:time-value="PT07H00M00S" calcext:value-type="time">
            <text:p>07:00</text:p>
          </table:table-cell>
          <table:table-cell table:style-name="ce30" table:formula="of:=SUM([.E47:.E55])" office:value-type="time" office:time-value="PT02H00M00S" calcext:value-type="time">
            <text:p>02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57];&quot;DDDD&quot;)" office:value-type="string" office:string-value="Tuesday" calcext:value-type="string">
            <text:p>Tuesday</text:p>
          </table:table-cell>
          <table:table-cell table:style-name="ce18" table:formula="of:=[.B47]+1" office:value-type="date" office:date-value="2019-01-08" calcext:value-type="date">
            <text:p>8-Jan-19</text:p>
          </table:table-cell>
          <table:table-cell table:style-name="ce26" office:value-type="string" calcext:value-type="string">
            <text:p>Pupilary Distance</text:p>
          </table:table-cell>
          <table:table-cell table:style-name="ce29" office:value-type="time" office:time-value="PT02H00M00S" calcext:value-type="time">
            <text:p>02:00</text:p>
          </table:table-cell>
          <table:table-cell table:style-name="ce29"/>
          <table:table-cell table:style-name="ce37" office:value-type="string" calcext:value-type="string">
            <text:p>Domain transfer to new employee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Lunch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1H00M00S" calcext:value-type="time">
            <text:p>01:00</text:p>
          </table:table-cell>
          <table:table-cell table:style-name="ce30"/>
          <table:table-cell table:style-name="ce38" office:value-type="string" calcext:value-type="string">
            <text:p>Code Debugging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Code Understanding to new employee 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1H00M00S" calcext:value-type="time">
            <text:p>01:00</text:p>
          </table:table-cell>
          <table:table-cell table:style-name="ce30"/>
          <table:table-cell table:style-name="ce38" office:value-type="string" calcext:value-type="string">
            <text:p>Code Implementation 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Namaz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 table:number-rows-repeated="3">
          <table:table-cell table:style-name="ce8"/>
          <table:table-cell table:style-name="ce19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8" office:value-type="string" calcext:value-type="string">
            <text:p>Days Total</text:p>
          </table:table-cell>
          <table:table-cell table:style-name="ce30" table:formula="of:=SUM([.D57:.D65])" office:value-type="time" office:time-value="PT06H00M00S" calcext:value-type="time">
            <text:p>06:00</text:p>
          </table:table-cell>
          <table:table-cell table:style-name="ce30" table:formula="of:=SUM([.E57:.E65])" office:value-type="time" office:time-value="PT02H00M00S" calcext:value-type="time">
            <text:p>02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67];&quot;DDDD&quot;)" office:value-type="string" office:string-value="Wednesday" calcext:value-type="string">
            <text:p>Wednesday</text:p>
          </table:table-cell>
          <table:table-cell table:style-name="ce18" table:formula="of:=[.B57]+1" office:value-type="date" office:date-value="2019-01-09" calcext:value-type="date">
            <text:p>9-Jan-19</text:p>
          </table:table-cell>
          <table:table-cell table:style-name="ce26" office:value-type="string" calcext:value-type="string">
            <text:p>Distance Calibration</text:p>
          </table:table-cell>
          <table:table-cell table:style-name="ce29" office:value-type="time" office:time-value="PT02H00M00S" calcext:value-type="time">
            <text:p>02:00</text:p>
          </table:table-cell>
          <table:table-cell table:style-name="ce29"/>
          <table:table-cell table:style-name="ce37" office:value-type="string" calcext:value-type="string">
            <text:p>Domain transfer to new employee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Lunch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Code Discussion 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Data collection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Namaz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1H00M00S" calcext:value-type="time">
            <text:p>01:00</text:p>
          </table:table-cell>
          <table:table-cell table:style-name="ce30"/>
          <table:table-cell table:style-name="ce38" office:value-type="string" calcext:value-type="string">
            <text:p>Algorithm understanding </text:p>
          </table:table-cell>
          <table:table-cell table:number-columns-repeated="1018"/>
        </table:table-row>
        <table:table-row table:style-name="ro9" table:number-rows-repeated="3">
          <table:table-cell table:style-name="ce8"/>
          <table:table-cell table:style-name="ce19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8"/>
          <table:table-cell table:style-name="ce19"/>
          <table:table-cell table:style-name="ce28" office:value-type="string" calcext:value-type="string">
            <text:p>Days Total</text:p>
          </table:table-cell>
          <table:table-cell table:style-name="ce30" table:formula="of:=SUM([.D67:.D75])" office:value-type="time" office:time-value="PT07H00M00S" calcext:value-type="time">
            <text:p>07:00</text:p>
          </table:table-cell>
          <table:table-cell table:style-name="ce30" table:formula="of:=SUM([.E67:.E75])" office:value-type="time" office:time-value="PT02H00M00S" calcext:value-type="time">
            <text:p>02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77];&quot;DDDD&quot;)" office:value-type="string" office:string-value="Thursday" calcext:value-type="string" table:number-columns-spanned="1" table:number-rows-spanned="10">
            <text:p>Thursday</text:p>
          </table:table-cell>
          <table:table-cell table:style-name="ce18" table:formula="of:=[.B67]+1" office:value-type="date" office:date-value="2019-01-10" calcext:value-type="date" table:number-columns-spanned="1" table:number-rows-spanned="10">
            <text:p>10-Jan-19</text:p>
          </table:table-cell>
          <table:table-cell table:style-name="ce26" office:value-type="string" calcext:value-type="string">
            <text:p>Pupilary Distance</text:p>
          </table:table-cell>
          <table:table-cell table:style-name="ce29" office:value-type="time" office:time-value="PT02H00M00S" calcext:value-type="time">
            <text:p>02:00</text:p>
          </table:table-cell>
          <table:table-cell table:style-name="ce29"/>
          <table:table-cell table:style-name="ce37" office:value-type="string" calcext:value-type="string">
            <text:p>Research 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Data normalization and setting 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Lunch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Namaz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Pupilary Distance</text:p>
          </table:table-cell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3H00M00S" calcext:value-type="time">
            <text:p>03:00</text:p>
          </table:table-cell>
          <table:table-cell table:style-name="ce30"/>
          <table:table-cell table:style-name="ce38" office:value-type="string" calcext:value-type="string">
            <text:p>Data annotations and marking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9" office:value-type="string" calcext:value-type="string">
            <text:p>Before/After Office Hours:</text:p>
          </table:table-cell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77:.D85])" office:value-type="time" office:time-value="PT07H00M00S" calcext:value-type="time">
            <text:p>07:00</text:p>
          </table:table-cell>
          <table:table-cell table:style-name="ce30" table:formula="of:=SUM([.E77:.E85])" office:value-type="time" office:time-value="PT02H00M00S" calcext:value-type="time">
            <text:p>02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87];&quot;DDDD&quot;)" office:value-type="string" office:string-value="Friday" calcext:value-type="string" table:number-columns-spanned="1" table:number-rows-spanned="10">
            <text:p>Friday</text:p>
          </table:table-cell>
          <table:table-cell table:style-name="ce18" table:formula="of:=[.B77]+1" office:value-type="date" office:date-value="2019-01-11" calcext:value-type="date" table:number-columns-spanned="1" table:number-rows-spanned="10">
            <text:p>11-Jan-19</text:p>
          </table:table-cell>
          <table:table-cell table:style-name="ce26" office:value-type="string" calcext:value-type="string">
            <text:p>Pupilary Distance</text:p>
          </table:table-cell>
          <table:table-cell table:style-name="ce29" office:value-type="time" office:time-value="PT03H00M00S" calcext:value-type="time">
            <text:p>03:00</text:p>
          </table:table-cell>
          <table:table-cell table:style-name="ce29"/>
          <table:table-cell table:style-name="ce37" office:value-type="string" calcext:value-type="string">
            <text:p>Data annotations and marking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Lunch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Namaz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3H00M00S" calcext:value-type="time">
            <text:p>03:00</text:p>
          </table:table-cell>
          <table:table-cell table:style-name="ce30"/>
          <table:table-cell table:style-name="ce38" office:value-type="string" calcext:value-type="string">
            <text:p>Data annotations and marking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87:.D95])" office:value-type="time" office:time-value="PT06H00M00S" calcext:value-type="time">
            <text:p>06:00</text:p>
          </table:table-cell>
          <table:table-cell table:style-name="ce30" table:formula="of:=SUM([.E87:.E95])" office:value-type="time" office:time-value="PT02H00M00S" calcext:value-type="time">
            <text:p>02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9" table:formula="of:=TEXT([.B97];&quot;DDDD&quot;)" office:value-type="string" office:string-value="Saturday" calcext:value-type="string">
            <text:p>Saturday</text:p>
          </table:table-cell>
          <table:table-cell table:style-name="ce20" table:formula="of:=[.B87]+1" office:value-type="date" office:date-value="2019-01-12" calcext:value-type="date">
            <text:p>12-Jan-19</text:p>
          </table:table-cell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9" table:formula="of:=TEXT([.B98];&quot;DDDD&quot;)" office:value-type="string" office:string-value="Sunday" calcext:value-type="string">
            <text:p>Sunday</text:p>
          </table:table-cell>
          <table:table-cell table:style-name="ce20" table:formula="of:=[.B97]+1" office:value-type="date" office:date-value="2019-01-13" calcext:value-type="date">
            <text:p>13-Jan-19</text:p>
          </table:table-cell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7" table:formula="of:=TEXT([.B99];&quot;DDDD&quot;)" office:value-type="string" office:string-value="Monday" calcext:value-type="string" table:number-columns-spanned="1" table:number-rows-spanned="10">
            <text:p>Monday</text:p>
          </table:table-cell>
          <table:table-cell table:style-name="ce18" table:formula="of:=[.B98]+1" office:value-type="date" office:date-value="2019-01-14" calcext:value-type="date" table:number-columns-spanned="1" table:number-rows-spanned="10">
            <text:p>14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99:.D107])" office:value-type="time" office:time-value="PT00H00M00S" calcext:value-type="time">
            <text:p>00:00</text:p>
          </table:table-cell>
          <table:table-cell table:style-name="ce30" table:formula="of:=SUM([.E99:.E107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109];&quot;DDDD&quot;)" office:value-type="string" office:string-value="Tuesday" calcext:value-type="string" table:number-columns-spanned="1" table:number-rows-spanned="10">
            <text:p>Tuesday</text:p>
          </table:table-cell>
          <table:table-cell table:style-name="ce18" table:formula="of:=[.B99]+1" office:value-type="date" office:date-value="2019-01-15" calcext:value-type="date" table:number-columns-spanned="1" table:number-rows-spanned="10">
            <text:p>15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109:.D117])" office:value-type="time" office:time-value="PT00H00M00S" calcext:value-type="time">
            <text:p>00:00</text:p>
          </table:table-cell>
          <table:table-cell table:style-name="ce30" table:formula="of:=SUM([.E109:.E117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119];&quot;DDDD&quot;)" office:value-type="string" office:string-value="Wednesday" calcext:value-type="string" table:number-columns-spanned="1" table:number-rows-spanned="10">
            <text:p>Wednesday</text:p>
          </table:table-cell>
          <table:table-cell table:style-name="ce18" table:formula="of:=[.B109]+1" office:value-type="date" office:date-value="2019-01-16" calcext:value-type="date" table:number-columns-spanned="1" table:number-rows-spanned="10">
            <text:p>16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119:.D127])" office:value-type="time" office:time-value="PT00H00M00S" calcext:value-type="time">
            <text:p>00:00</text:p>
          </table:table-cell>
          <table:table-cell table:style-name="ce30" table:formula="of:=SUM([.E119:.E127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129];&quot;DDDD&quot;)" office:value-type="string" office:string-value="Thursday" calcext:value-type="string" table:number-columns-spanned="1" table:number-rows-spanned="10">
            <text:p>Thursday</text:p>
          </table:table-cell>
          <table:table-cell table:style-name="ce18" table:formula="of:=[.B119]+1" office:value-type="date" office:date-value="2019-01-17" calcext:value-type="date" table:number-columns-spanned="1" table:number-rows-spanned="10">
            <text:p>17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Pupilary Distance 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Code Debugging and formattinjg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Lunch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Namaz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Code update and deployment on live server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2H00M00S" calcext:value-type="time">
            <text:p>02:00</text:p>
          </table:table-cell>
          <table:table-cell table:style-name="ce30"/>
          <table:table-cell table:style-name="ce38" office:value-type="string" calcext:value-type="string">
            <text:p>Results testing and comparison with actual value 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129:.D137])" office:value-type="time" office:time-value="PT06H00M00S" calcext:value-type="time">
            <text:p>06:00</text:p>
          </table:table-cell>
          <table:table-cell table:style-name="ce30" table:formula="of:=SUM([.E129:.E137])" office:value-type="time" office:time-value="PT02H00M00S" calcext:value-type="time">
            <text:p>02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139];&quot;DDDD&quot;)" office:value-type="string" office:string-value="Friday" calcext:value-type="string" table:number-columns-spanned="1" table:number-rows-spanned="10">
            <text:p>Friday</text:p>
          </table:table-cell>
          <table:table-cell table:style-name="ce18" table:formula="of:=[.B129]+1" office:value-type="date" office:date-value="2019-01-18" calcext:value-type="date" table:number-columns-spanned="1" table:number-rows-spanned="10">
            <text:p>18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139:.D147])" office:value-type="time" office:time-value="PT00H00M00S" calcext:value-type="time">
            <text:p>00:00</text:p>
          </table:table-cell>
          <table:table-cell table:style-name="ce30" table:formula="of:=SUM([.E139:.E147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9" table:formula="of:=TEXT([.B149];&quot;DDDD&quot;)" office:value-type="string" office:string-value="Saturday" calcext:value-type="string">
            <text:p>Saturday</text:p>
          </table:table-cell>
          <table:table-cell table:style-name="ce20" table:formula="of:=[.B139]+1" office:value-type="date" office:date-value="2019-01-19" calcext:value-type="date">
            <text:p>19-Jan-19</text:p>
          </table:table-cell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9" table:formula="of:=TEXT([.B150];&quot;DDDD&quot;)" office:value-type="string" office:string-value="Sunday" calcext:value-type="string">
            <text:p>Sunday</text:p>
          </table:table-cell>
          <table:table-cell table:style-name="ce20" table:formula="of:=[.B149]+1" office:value-type="date" office:date-value="2019-01-20" calcext:value-type="date">
            <text:p>20-Jan-19</text:p>
          </table:table-cell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7" table:formula="of:=TEXT([.B151];&quot;DDDD&quot;)" office:value-type="string" office:string-value="Monday" calcext:value-type="string" table:number-columns-spanned="1" table:number-rows-spanned="10">
            <text:p>Monday</text:p>
          </table:table-cell>
          <table:table-cell table:style-name="ce18" table:formula="of:=[.B150]+1" office:value-type="date" office:date-value="2019-01-21" calcext:value-type="date" table:number-columns-spanned="1" table:number-rows-spanned="10">
            <text:p>21-Jan-19</text:p>
          </table:table-cell>
          <table:table-cell table:style-name="ce26" office:value-type="string" calcext:value-type="string">
            <text:p>Pupilary Distance</text:p>
          </table:table-cell>
          <table:table-cell table:style-name="ce29" office:value-type="time" office:time-value="PT03H00M00S" calcext:value-type="time">
            <text:p>03:00</text:p>
          </table:table-cell>
          <table:table-cell table:style-name="ce29"/>
          <table:table-cell table:style-name="ce37" office:value-type="string" calcext:value-type="string">
            <text:p>Code Debugging and formattinjg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Namaz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 office:value-type="string" calcext:value-type="string">
            <text:p>Zohr + Asar +Mugirb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Lunch</text:p>
          </table:table-cell>
          <table:table-cell table:style-name="ce30"/>
          <table:table-cell table:style-name="ce30" office:value-type="time" office:time-value="PT01H00M00S" calcext:value-type="time">
            <text:p>01:00</text:p>
          </table:table-cell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1H00M00S" calcext:value-type="time">
            <text:p>01:00</text:p>
          </table:table-cell>
          <table:table-cell table:style-name="ce30"/>
          <table:table-cell table:style-name="ce38" office:value-type="string" calcext:value-type="string">
            <text:p>Domain Sharing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Distance Calibration</text:p>
          </table:table-cell>
          <table:table-cell table:style-name="ce30" office:value-type="time" office:time-value="PT01H00M00S" calcext:value-type="time">
            <text:p>01:00</text:p>
          </table:table-cell>
          <table:table-cell table:style-name="ce30"/>
          <table:table-cell table:style-name="ce38" office:value-type="string" calcext:value-type="string">
            <text:p>Domain Sharing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 office:value-type="string" calcext:value-type="string">
            <text:p>Pupilary Distance</text:p>
          </table:table-cell>
          <table:table-cell table:style-name="ce30" office:value-type="time" office:time-value="PT01H00M00S" calcext:value-type="time">
            <text:p>01:00</text:p>
          </table:table-cell>
          <table:table-cell table:style-name="ce30"/>
          <table:table-cell table:style-name="ce38" office:value-type="string" calcext:value-type="string">
            <text:p>General Research </text:p>
          </table:table-cell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151:.D159])" office:value-type="time" office:time-value="PT06H00M00S" calcext:value-type="time">
            <text:p>06:00</text:p>
          </table:table-cell>
          <table:table-cell table:style-name="ce30" table:formula="of:=SUM([.E151:.E159])" office:value-type="time" office:time-value="PT02H00M00S" calcext:value-type="time">
            <text:p>02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161];&quot;DDDD&quot;)" office:value-type="string" office:string-value="Tuesday" calcext:value-type="string" table:number-columns-spanned="1" table:number-rows-spanned="10">
            <text:p>Tuesday</text:p>
          </table:table-cell>
          <table:table-cell table:style-name="ce18" table:formula="of:=[.B151]+1" office:value-type="date" office:date-value="2019-01-22" calcext:value-type="date" table:number-columns-spanned="1" table:number-rows-spanned="10">
            <text:p>22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161:.D169])" office:value-type="time" office:time-value="PT00H00M00S" calcext:value-type="time">
            <text:p>00:00</text:p>
          </table:table-cell>
          <table:table-cell table:style-name="ce30" table:formula="of:=SUM([.E161:.E169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171];&quot;DDDD&quot;)" office:value-type="string" office:string-value="Wednesday" calcext:value-type="string" table:number-columns-spanned="1" table:number-rows-spanned="10">
            <text:p>Wednesday</text:p>
          </table:table-cell>
          <table:table-cell table:style-name="ce18" table:formula="of:=[.B161]+1" office:value-type="date" office:date-value="2019-01-23" calcext:value-type="date" table:number-columns-spanned="1" table:number-rows-spanned="10">
            <text:p>23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171:.D179])" office:value-type="time" office:time-value="PT00H00M00S" calcext:value-type="time">
            <text:p>00:00</text:p>
          </table:table-cell>
          <table:table-cell table:style-name="ce30" table:formula="of:=SUM([.E171:.E179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181];&quot;DDDD&quot;)" office:value-type="string" office:string-value="Thursday" calcext:value-type="string" table:number-columns-spanned="1" table:number-rows-spanned="10">
            <text:p>Thursday</text:p>
          </table:table-cell>
          <table:table-cell table:style-name="ce18" table:formula="of:=[.B171]+1" office:value-type="date" office:date-value="2019-01-24" calcext:value-type="date" table:number-columns-spanned="1" table:number-rows-spanned="10">
            <text:p>24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181:.D189])" office:value-type="time" office:time-value="PT00H00M00S" calcext:value-type="time">
            <text:p>00:00</text:p>
          </table:table-cell>
          <table:table-cell table:style-name="ce30" table:formula="of:=SUM([.E181:.E189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191];&quot;DDDD&quot;)" office:value-type="string" office:string-value="Friday" calcext:value-type="string" table:number-columns-spanned="1" table:number-rows-spanned="10">
            <text:p>Friday</text:p>
          </table:table-cell>
          <table:table-cell table:style-name="ce18" table:formula="of:=[.B181]+1" office:value-type="date" office:date-value="2019-01-25" calcext:value-type="date" table:number-columns-spanned="1" table:number-rows-spanned="10">
            <text:p>25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191:.D199])" office:value-type="time" office:time-value="PT00H00M00S" calcext:value-type="time">
            <text:p>00:00</text:p>
          </table:table-cell>
          <table:table-cell table:style-name="ce30" table:formula="of:=SUM([.E191:.E199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9" table:formula="of:=TEXT([.B201];&quot;DDDD&quot;)" office:value-type="string" office:string-value="Saturday" calcext:value-type="string">
            <text:p>Saturday</text:p>
          </table:table-cell>
          <table:table-cell table:style-name="ce20" table:formula="of:=[.B191]+1" office:value-type="date" office:date-value="2019-01-26" calcext:value-type="date">
            <text:p>26-Jan-19</text:p>
          </table:table-cell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9" table:formula="of:=TEXT([.B202];&quot;DDDD&quot;)" office:value-type="string" office:string-value="Sunday" calcext:value-type="string">
            <text:p>Sunday</text:p>
          </table:table-cell>
          <table:table-cell table:style-name="ce20" table:formula="of:=[.B201]+1" office:value-type="date" office:date-value="2019-01-27" calcext:value-type="date">
            <text:p>27-Jan-19</text:p>
          </table:table-cell>
          <table:table-cell table:style-name="ce27"/>
          <table:table-cell table:style-name="ce32" table:number-columns-repeated="2"/>
          <table:table-cell table:style-name="ce38"/>
          <table:table-cell table:number-columns-repeated="1018"/>
        </table:table-row>
        <table:table-row table:style-name="ro9">
          <table:table-cell table:style-name="ce7" table:formula="of:=TEXT([.B203];&quot;DDDD&quot;)" office:value-type="string" office:string-value="Monday" calcext:value-type="string" table:number-columns-spanned="1" table:number-rows-spanned="10">
            <text:p>Monday</text:p>
          </table:table-cell>
          <table:table-cell table:style-name="ce18" table:formula="of:=[.B202]+1" office:value-type="date" office:date-value="2019-01-28" calcext:value-type="date" table:number-columns-spanned="1" table:number-rows-spanned="10">
            <text:p>28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203:.D211])" office:value-type="time" office:time-value="PT00H00M00S" calcext:value-type="time">
            <text:p>00:00</text:p>
          </table:table-cell>
          <table:table-cell table:style-name="ce30" table:formula="of:=SUM([.E203:.E211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213];&quot;DDDD&quot;)" office:value-type="string" office:string-value="Tuesday" calcext:value-type="string" table:number-columns-spanned="1" table:number-rows-spanned="10">
            <text:p>Tuesday</text:p>
          </table:table-cell>
          <table:table-cell table:style-name="ce18" table:formula="of:=[.B203]+1" office:value-type="date" office:date-value="2019-01-29" calcext:value-type="date" table:number-columns-spanned="1" table:number-rows-spanned="10">
            <text:p>29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213:.D221])" office:value-type="time" office:time-value="PT00H00M00S" calcext:value-type="time">
            <text:p>00:00</text:p>
          </table:table-cell>
          <table:table-cell table:style-name="ce30" table:formula="of:=SUM([.E213:.E221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223];&quot;DDDD&quot;)" office:value-type="string" office:string-value="Wednesday" calcext:value-type="string" table:number-columns-spanned="1" table:number-rows-spanned="10">
            <text:p>Wednesday</text:p>
          </table:table-cell>
          <table:table-cell table:style-name="ce18" table:formula="of:=[.B213]+1" office:value-type="date" office:date-value="2019-01-30" calcext:value-type="date" table:number-columns-spanned="1" table:number-rows-spanned="10">
            <text:p>30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223:.D231])" office:value-type="time" office:time-value="PT00H00M00S" calcext:value-type="time">
            <text:p>00:00</text:p>
          </table:table-cell>
          <table:table-cell table:style-name="ce30" table:formula="of:=SUM([.E223:.E231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9">
          <table:table-cell table:style-name="ce7" table:formula="of:=TEXT([.B233];&quot;DDDD&quot;)" office:value-type="string" office:string-value="Thursday" calcext:value-type="string" table:number-columns-spanned="1" table:number-rows-spanned="10">
            <text:p>Thursday</text:p>
          </table:table-cell>
          <table:table-cell table:style-name="ce18" table:formula="of:=[.B223]+1" office:value-type="date" office:date-value="2019-01-31" calcext:value-type="date" table:number-columns-spanned="1" table:number-rows-spanned="10">
            <text:p>31-Jan-19</text:p>
          </table:table-cell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0"/>
          <table:covered-table-cell table:style-name="ce21"/>
          <table:table-cell table:style-name="ce27"/>
          <table:table-cell table:style-name="ce30" table:number-columns-repeated="2"/>
          <table:table-cell table:style-name="ce38"/>
          <table:table-cell table:number-columns-repeated="1018"/>
        </table:table-row>
        <table:table-row table:style-name="ro9">
          <table:covered-table-cell table:style-name="ce11"/>
          <table:covered-table-cell table:style-name="ce22"/>
          <table:table-cell table:style-name="ce28" office:value-type="string" calcext:value-type="string">
            <text:p>Days Total</text:p>
          </table:table-cell>
          <table:table-cell table:style-name="ce30" table:formula="of:=SUM([.D233:.D241])" office:value-type="time" office:time-value="PT00H00M00S" calcext:value-type="time">
            <text:p>00:00</text:p>
          </table:table-cell>
          <table:table-cell table:style-name="ce30" table:formula="of:=SUM([.E233:.E241])" office:value-type="time" office:time-value="PT00H00M00S" calcext:value-type="time">
            <text:p>00:00</text:p>
          </table:table-cell>
          <table:table-cell table:style-name="ce38"/>
          <table:table-cell table:number-columns-repeated="1018"/>
        </table:table-row>
        <table:table-row table:style-name="ro7" table:number-rows-repeated="758">
          <table:table-cell/>
          <table:table-cell table:style-name="ce2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FilterDatabase_0" table:base-cell-address="$'Jan., 19'.$A$1" table:cell-range-address="$'Jan., 19'.$A$6:.$F$6"/>
          <table:named-range table:name="_FilterDatabase_0_0" table:base-cell-address="$'Jan., 19'.$A$1" table:cell-range-address="$'Jan., 19'.$A$6:.$F$6"/>
          <table:named-range table:name="_xlnm._FilterDatabase" table:base-cell-address="$'Jan., 19'.$A$1" table:cell-range-address="$'Jan., 19'.$A$6:.$F$71"/>
        </table:named-expressions>
      </table:table>
      <table:table table:name="Sheet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2" table:number-rows-repeated="20">
          <table:table-cell table:number-columns-repeated="1024"/>
        </table:table-row>
        <table:table-row table:style-name="ro7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2" table:number-rows-repeated="20">
          <table:table-cell table:number-columns-repeated="1024"/>
        </table:table-row>
        <table:table-row table:style-name="ro7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Jan., 19'.A6:'Jan., 19'.F7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</number:date-style>
    <number:date-style style:name="N127">
      <number:day/>
      <number:text>-</number:text>
      <number:month number:textual="true"/>
      <number:text>-</number:text>
      <number:year/>
    </number:date-style>
    <number:number-style style:name="N12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18:45:52.964128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._2c__20_19" style:display-name="PageStyle_Jan., 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8:51:26.845471361</dc:date>
    <meta:editing-duration>PT26M16S</meta:editing-duration>
    <meta:editing-cycles>6</meta:editing-cycles>
    <meta:generator>LibreOffice/5.1.6.2$Linux_X86_64 LibreOffice_project/10m0$Build-2</meta:generator>
    <meta:document-statistic meta:table-count="3" meta:cell-count="297" meta:object-count="0"/>
  </office:meta>
</office:document-meta>
</file>